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Sans Serif" svg:font-family="'Sans Serif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keep-together="auto" fo:text-indent="0in" style:auto-text-indent="true" fo:background-color="transparent">
        <style:background-image/>
      </style:paragraph-properties>
      <style:text-properties fo:font-variant="normal" fo:text-transform="none" style:text-line-through-style="none" fo:font-style="normal" style:text-underline-style="none" fo:font-weight="normal" fo:background-color="transparent"/>
    </style:style>
    <style:style style:name="P2" style:family="paragraph" style:parent-style-name="Standard" style:list-style-name="L1">
      <style:paragraph-properties fo:margin-left="0in" fo:margin-right="0in" fo:keep-together="auto" fo:text-indent="0in" style:auto-text-indent="false" fo:background-color="transparent" style:writing-mode="lr-tb">
        <style:background-image/>
      </style:paragraph-properties>
      <style:text-properties fo:font-variant="normal" fo:text-transform="none" style:text-line-through-style="none" fo:font-style="normal" style:text-underline-style="none" fo:font-weight="normal" fo:background-color="transparent"/>
    </style:style>
    <style:style style:name="P3" style:family="paragraph" style:parent-style-name="Standard" style:list-style-name="L1">
      <style:paragraph-properties fo:margin-left="0in" fo:margin-right="0in" fo:keep-together="auto" fo:text-indent="0in" style:auto-text-indent="false" fo:background-color="transparent" style:writing-mode="lr-tb">
        <style:background-image/>
      </style:paragraph-properties>
    </style:style>
    <style:style style:name="P4" style:family="paragraph" style:parent-style-name="Standard" style:list-style-name="L1">
      <style:paragraph-properties fo:margin-left="0in" fo:margin-right="0in" fo:text-indent="0in" style:auto-text-indent="false" fo:background-color="transparent" style:writing-mode="lr-tb">
        <style:background-image/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variant="normal" fo:text-transform="none" style:text-line-through-style="none" fo:font-style="normal" style:text-underline-style="none" fo:font-weight="normal" fo:background-color="transparen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unfinished]</text:p>
      <text:p text:style-name="Standard"/>
      <text:p text:style-name="Standard"><text:span text:style-name="T1">Demand (1)</text:span><text:span text:style-name="T2"> is the desire for a product and the ability to pay for it. According to the </text:span><text:span text:style-name="T1">Law of Demand (2)</text:span><text:span text:style-name="T2">, when price decreases, demand rises, and when price increases, demand falls.</text:span></text:p>
      <text:p text:style-name="P1">Demand can be displayed in a table called a <text:span text:style-name="T1">Demand Schedule (3)</text:span> or on a graph called a <text:span text:style-name="T1">Demand Curve (4)</text:span>. A <text:span text:style-name="T1">Market Demand Schedule (5)</text:span> is a table that shows how much demand all consumers in a market have. When that same information is displayed on a graph, it is called a <text:span text:style-name="T1">Market Demand Curve (6)</text:span>.</text:p>
      <text:p text:style-name="P1">The different points on a demand curve show a <text:span text:style-name="T1">Change in Demand (7)</text:span>. A <text:span text:style-name="T1">Change in Quantity Demanded (8)</text:span> occurs when consumers are willing to buy different amounts of a product at each price. The six factors that change demand are income, market size, consumer expectations, consumer taste, complement, and <text:span text:style-name="T1">Substitute (9)</text:span>.</text:p>
      <text:p text:style-name="P1">The term <text:span text:style-name="T1">Elasticity of Demand (10)</text:span> describes how responsive consumers are to price changes. Demand that changes significantly when prices change is <text:span text:style-name="T1">Elastic (11)</text:span>. Demand that doesn't change significantly when prices change is <text:span text:style-name="T1">Inelastic (12)</text:span>. The dividing line between the two is where demand is <text:span text:style-name="T1">Unit Elastic (13)</text:span>.</text:p>
      <text:p text:style-name="P1"><text:span text:style-name="T1">Total Revenue (14)</text:span> is calculated by multiplying price by quantity sold.</text:p>
      <text:p text:style-name="P1"/>
      <text:list xml:id="list1391037855" text:style-name="L1">
        <text:list-item>
          <text:p text:style-name="P2">The desire (or need) for a product and the ability to pay for it</text:p>
        </text:list-item>
        <text:list-item>
          <text:p text:style-name="P2">They have a negative correlation </text:p>
        </text:list-item>
        <text:list-item>
          <text:p text:style-name="P2"/>
        </text:list-item>
        <text:list-item>
          <text:p text:style-name="P2">If they expect an alternative that is sufficiently more attractive in some way, they will wait or go elsewhere to get that alternative</text:p>
        </text:list-item>
        <text:list-item>
          <text:p text:style-name="P2">Elastic demand is demand that responds to price change more than the unit elastic and thus significantly responds to price change; Inelastic demand is demand that responds to price change less than the unit elastic and thus insignificantly responds to price change.</text:p>
        </text:list-item>
        <text:list-item>
          <text:p text:style-name="P3"><text:span text:style-name="T3">quantity demanded(price)=q(p)=market demand curve; (1) Relative Elasticity at price p = percent change in quantity demanded / percent change in price = <text:s/>relative change in quantity per relative change in price = (∂q(p)*p)/(∂p*q(p)). (2) Total Revenue=∑r=q(p), Absolute Elasticity=∂(q(p)*p)/∂p?</text:span></text:p>
        </text:list-item>
        <text:list-item>
          <text:p text:style-name="P4"><text:span text:style-name="T3">Computers go up while Stationery remains mostly stationary (Ba-Dum-tsss); Stationery's curve could be a dampened version of Computers' curve</text:span></text:p>
        </text:list-item>
        <text:list-item>
          <text:p text:style-name="P4"><text:span text:style-name="T3">???; electronic Stickies vs. real Stickies, IM vs. note runners, tablets vs. drawing, PGP key signing vs. stationery header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ans Serif" svg:font-family="'Sans Serif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Sans Serif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ibliography_20_custom3" style:display-name="Bibliography custom3" style:family="paragraph"/>
    <style:style style:name="Bibliography_20_custom4" style:display-name="Bibliography custom4" style:family="paragraph"/>
    <style:style style:name="Bibliography_20_custom5" style:display-name="Bibliography custom5" style:family="paragraph"/>
    <style:style style:name="Index" style:family="paragraph" style:parent-style-name="Standard" style:class="index">
      <style:paragraph-properties text:number-lines="false" text:line-number="0"/>
    </style:style>
    <style:style style:name="Contents_20_3" style:display-name="Contents 3" style:family="paragraph" style:class="index">
      <style:paragraph-properties fo:margin-left="0.222in" fo:margin-right="0in" fo:text-indent="0in" style:auto-text-indent="false"/>
    </style:style>
    <style:style style:name="Bibliography_20_conference" style:display-name="Bibliography conference" style:family="paragraph"/>
    <style:style style:name="Contents_20_4" style:display-name="Contents 4" style:family="paragraph" style:class="index">
      <style:paragraph-properties fo:margin-left="0.3335in" fo:margin-right="0in" fo:text-indent="0in" style:auto-text-indent="false"/>
    </style:style>
    <style:style style:name="Contents_20_5" style:display-name="Contents 5" style:family="paragraph" style:class="index">
      <style:paragraph-properties fo:margin-left="0.4445in" fo:margin-right="0in" fo:text-indent="0in" style:auto-text-indent="false"/>
    </style:style>
    <style:style style:name="Contents_20_10" style:display-name="Contents 10" style:family="paragraph" style:class="index">
      <style:paragraph-properties fo:margin-left="1in" fo:margin-right="0in" fo:text-indent="0in" style:auto-text-indent="false"/>
    </style:style>
    <style:style style:name="Contents_20_6" style:display-name="Contents 6" style:family="paragraph" style:class="index">
      <style:paragraph-properties fo:margin-left="0.5555in" fo:margin-right="0in" fo:text-indent="0in" style:auto-text-indent="false"/>
    </style:style>
    <style:style style:name="Contents_20_7" style:display-name="Contents 7" style:family="paragraph" style:class="index">
      <style:paragraph-properties fo:margin-left="0.6665in" fo:margin-right="0in" fo:text-indent="0in" style:auto-text-indent="false"/>
    </style:style>
    <style:style style:name="Bibliography_20_incollection" style:display-name="Bibliography incollection" style:family="paragraph"/>
    <style:style style:name="Contents_20_8" style:display-name="Contents 8" style:family="paragraph" style:class="index">
      <style:paragraph-properties fo:margin-left="0.778in" fo:margin-right="0in" fo:text-indent="0in" style:auto-text-indent="false"/>
    </style:style>
    <style:style style:name="Contents_20_9" style:display-name="Contents 9" style:family="paragraph" style:class="index">
      <style:paragraph-properties fo:margin-left="0.889in" fo:margin-right="0in" fo:text-indent="0in" style:auto-text-indent="false"/>
    </style:style>
    <style:style style:name="Bibliography_20_article" style:display-name="Bibliography article" style:family="paragraph"/>
    <style:style style:name="Bullet_20_List" style:display-name="Bullet List" style:family="paragraph" style:list-style-name="L"/>
    <style:style style:name="Bibliography_20_inproceedings" style:display-name="Bibliography inproceedings" style:family="paragraph"/>
    <style:style style:name="Bibliography_20_mastersthesis" style:display-name="Bibliography mastersthesis" style:family="paragraph"/>
    <style:style style:name="Bibliography_20_booklet" style:display-name="Bibliography booklet" style:family="paragraph"/>
    <style:style style:name="Bibliography_20_unpublished" style:display-name="Bibliography unpublished" style:family="paragraph"/>
    <style:style style:name="Bibliography_20_techreport" style:display-name="Bibliography techreport" style:family="paragraph"/>
    <style:style style:name="Bibliography_20_manual" style:display-name="Bibliography manual" style:family="paragraph"/>
    <style:style style:name="Head_20_1" style:display-name="Head 1" style:family="paragraph">
      <style:text-properties fo:font-size="20pt" fo:font-weight="bold"/>
    </style:style>
    <style:style style:name="Head_20_2" style:display-name="Head 2" style:family="paragraph">
      <style:text-properties fo:font-size="16pt" fo:font-weight="bold"/>
    </style:style>
    <style:style style:name="Bibliography_20_book" style:display-name="Bibliography book" style:family="paragraph"/>
    <style:style style:name="Head_20_3" style:display-name="Head 3" style:family="paragraph">
      <style:text-properties fo:font-size="12pt" fo:font-weight="bold"/>
    </style:style>
    <style:style style:name="Bibliography_20_misc" style:display-name="Bibliography misc" style:family="paragraph"/>
    <style:style style:name="Bibliography_20_custom1" style:display-name="Bibliography custom1" style:family="paragraph"/>
    <style:style style:name="Bibliography_20_www" style:display-name="Bibliography www" style:family="paragraph"/>
    <style:style style:name="Bibliography_20_custom2" style:display-name="Bibliography custom2" style:family="paragraph"/>
    <style:style style:name="Bibliography_20_email" style:display-name="Bibliography email" style:family="paragraph"/>
    <style:style style:name="Bibliography_20_proceedings" style:display-name="Bibliography proceedings" style:family="paragraph"/>
    <style:style style:name="Bibliography_20_journal" style:display-name="Bibliography journal" style:family="paragraph"/>
    <style:style style:name="Bibliography_20_phdthesis" style:display-name="Bibliography phdthesis" style:family="paragraph"/>
    <style:style style:name="Contents_20_1" style:display-name="Contents 1" style:family="paragraph" style:class="index">
      <style:paragraph-properties fo:margin-left="0in" fo:margin-right="0in" fo:text-indent="0in" style:auto-text-indent="false"/>
    </style:style>
    <style:style style:name="Bibliography_20_inbook" style:display-name="Bibliography inbook" style:family="paragraph"/>
    <style:style style:name="Contents_20_2" style:display-name="Contents 2" style:family="paragraph" style:class="index">
      <style:paragraph-properties fo:margin-left="0.111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">
      <text:list-level-style-bullet text:level="1" text:bullet-char="•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748in" fo:text-indent="-0.248in" fo:margin-left="0.74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48in" fo:margin-left="0.74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48in" fo:margin-left="0.74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1" text:footnotes-position="page" text:start-numbering-at="document"/>
    <text:notes-configuration text:note-class="endnote" text:citation-style-name="Endnote_20_Symbol" text:master-page-name="Endnote" style:num-format="1" text:start-value="1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9799in" fo:margin-bottom="0.9799in" fo:margin-left="1.1799in" fo:margin-right="1.1799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title/>
    <meta:initial-creator>Unknown</meta:initial-creator>
    <meta:editing-cycles>4</meta:editing-cycles>
    <dc:date>2013-02-14T11:42:59</dc:date>
    <meta:creation-date>2013-02-11T10:08:54</meta:creation-date>
    <meta:document-statistic meta:table-count="0" meta:image-count="0" meta:object-count="0" meta:page-count="1" meta:paragraph-count="13" meta:word-count="369" meta:character-count="2257"/>
    <dc:creator>Jeremiah Gaertner</dc:creator>
    <meta:editing-duration>PT3H23M28S</meta:editing-duration>
  </office:meta>
</office:document-meta>
</file>